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width="0.025cm" svg:stroke-color="#000000" draw:marker-start="" draw:marker-start-width="0.337cm" draw:marker-end="Rounded_20_large_20_Arrow" draw:marker-end-width="0.337cm" draw:fill="solid" draw:fill-color="#000000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13%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58cm" svg:height="0.889cm" svg:x="11.45cm" svg:y="1.127cm">
          <text:p text:style-name="P1">its_read_ts_netcdf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858cm" svg:height="1.016cm" svg:x="11.45cm" svg:y="2.913cm">
          <text:p text:style-name="P1"><text:span text:style-name="T1">IMPORT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921cm" svg:height="1.016cm" svg:x="11.419cm" svg:y="7.358cm">
          <text:p text:style-name="P1">#time steps = len(<text:span text:style-name="T1">D</text:span><text:span text:style-name="T2">T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858cm" svg:height="1.016cm" svg:x="11.45cm" svg:y="5.526cm">
          <text:p text:style-name="P1"><text:span text:style-name="T1">search time dimension(D</text:span><text:span text:style-name="T2">T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879cm" svg:y1="2.016cm" svg:x2="14.879cm" svg:y2="2.913cm" draw:start-shape="id1" draw:start-glue-point="2" draw:end-shape="id2" draw:end-glue-point="0" svg:d="m14879 2016v500-104 501" svg:viewBox="0 0 1 898">
          <text:p/>
        </draw:connector>
        <draw:connector draw:style-name="gr4" draw:text-style-name="P1" draw:layer="layout" draw:type="lines" svg:x1="1.69cm" svg:y1="25.724cm" svg:x2="1.8cm" svg:y2="1.36cm" svg:d="m1690 25724v0l110-24364v0" svg:viewBox="0 0 111 24365">
          <text:p/>
        </draw:connector>
        <draw:frame draw:style-name="gr5" draw:layer="layout" svg:width="7.178cm" svg:height="0.962cm" svg:x="2.648cm" svg:y="3.502cm">
          <draw:text-box>
            <text:p>no unlimited dimension </text:p>
          </draw:text-box>
        </draw:frame>
        <draw:frame draw:style-name="gr5" draw:layer="layout" svg:width="11.598cm" svg:height="0.962cm" draw:transform="rotate (1.5707963267949) translate (0.762cm 20.615cm)">
          <draw:text-box>
            <text:p>Subroutine returns with non-zero status</text:p>
          </draw:text-box>
        </draw:frame>
        <draw:frame draw:style-name="gr5" draw:layer="layout" svg:width="5.32cm" svg:height="0.962cm" svg:x="2.648cm" svg:y="4.502cm">
          <draw:text-box>
            <text:p>#dimensions &gt; 2 </text:p>
          </draw:text-box>
        </draw:frame>
        <draw:connector draw:style-name="gr3" draw:text-style-name="P1" draw:layer="layout" draw:type="lines" svg:x1="14.879cm" svg:y1="3.929cm" svg:x2="14.879cm" svg:y2="5.526cm" draw:start-shape="id2" draw:start-glue-point="2" draw:end-shape="id3" draw:end-glue-point="0" svg:d="m14879 3929v501 595 501" svg:viewBox="0 0 1 1598">
          <text:p/>
        </draw:connector>
        <draw:connector draw:style-name="gr3" draw:text-style-name="P1" draw:layer="layout" draw:type="lines" svg:x1="14.879cm" svg:y1="6.542cm" svg:x2="14.879cm" svg:y2="7.358cm" draw:start-shape="id3" draw:start-glue-point="2" draw:end-shape="id4" draw:end-glue-point="0" svg:d="m14879 6542v501-186 501" svg:viewBox="0 0 1 817">
          <text:p/>
        </draw:connector>
        <draw:frame draw:style-name="gr5" draw:layer="layout" svg:width="6.882cm" svg:height="0.962cm" svg:x="2.648cm" svg:y="8.002cm">
          <draw:text-box>
            <text:p>no variable ID present </text:p>
          </draw:text-box>
        </draw:frame>
        <draw:custom-shape draw:style-name="gr2" draw:text-style-name="P2" xml:id="id10" draw:id="id10" draw:layer="layout" svg:width="6.921cm" svg:height="1.016cm" svg:x="11.419cm" svg:y="9.558cm">
          <text:p text:style-name="P1"><text:span text:style-name="T1">IMPORT time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7.885cm" svg:height="0.962cm" svg:x="2.648cm" svg:y="10.202cm">
          <draw:text-box>
            <text:p>error in parsing unit string </text:p>
          </draw:text-box>
        </draw:frame>
        <draw:custom-shape draw:style-name="gr2" draw:text-style-name="P2" xml:id="id5" draw:id="id5" draw:layer="layout" svg:width="6.921cm" svg:height="1.397cm" svg:x="11.419cm" svg:y="11.803cm">
          <text:p text:style-name="P1"><text:span text:style-name="T1">Convert time variable to</text:span></text:p>
          <text:p text:style-name="P1"><text:span text:style-name="T1">Julian day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882cm" svg:y1="10.542cm" svg:x2="14.879cm" svg:y2="11.803cm" draw:end-shape="id5" draw:end-glue-point="0" svg:d="m14882 10542v0l-3 759v502" svg:viewBox="0 0 4 1262">
          <text:p/>
        </draw:connector>
        <draw:custom-shape draw:style-name="gr6" draw:text-style-name="P1" draw:layer="layout" svg:width="0.762cm" svg:height="8.89cm" svg:x="18.018cm" svg:y="4.8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3" draw:layer="layout" svg:width="5.938cm" svg:height="0.962cm" draw:transform="rotate (-1.58824961931484) translate (19.788cm 6.092cm)">
          <draw:text-box>
            <text:p><text:span text:style-name="T4">Setup of time axis</text:span></text:p>
          </draw:text-box>
        </draw:frame>
        <draw:custom-shape draw:style-name="gr6" draw:text-style-name="P1" draw:layer="layout" svg:width="0.762cm" svg:height="7.356cm" svg:x="18.018cm" svg:y="13.7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3" draw:layer="layout" svg:width="5.4cm" svg:height="1.673cm" draw:transform="rotate (-1.58824961931484) translate (20.488cm 14.392cm)">
          <draw:text-box>
            <text:p><text:span text:style-name="T4">Setup of</text:span></text:p>
            <text:p><text:span text:style-name="T4"><text:s/></text:span><text:span text:style-name="T4">paramerter axis</text:span></text:p>
          </draw:text-box>
        </draw:frame>
        <draw:custom-shape draw:style-name="gr2" draw:text-style-name="P1" xml:id="id6" draw:id="id6" draw:layer="layout" svg:width="6.921cm" svg:height="1.355cm" svg:x="11.419cm" svg:y="14.258cm">
          <text:p text:style-name="P1">#parameter = <text:s/>len(<text:span text:style-name="T1">D</text:span><text:span text:style-name="T2">p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921cm" svg:height="1.516cm" svg:x="11.419cm" svg:y="16.348cm">
          <text:p text:style-name="P1">allocate parameter </text:p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6.921cm" svg:height="1.016cm" svg:x="11.419cm" svg:y="21.56cm">
          <text:p text:style-name="P1">allocate data array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921cm" svg:height="1.755cm" svg:x="11.419cm" svg:y="18.81cm">
          <text:p text:style-name="P1"><text:span text:style-name="T1">IMPORT parameter var</text:span></text:p>
          <text:p text:style-name="P1"><text:span text:style-name="T1">COPY attribut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879cm" svg:y1="13.2cm" svg:x2="14.879cm" svg:y2="14.258cm" draw:start-shape="id5" draw:start-glue-point="2" draw:end-shape="id6" draw:end-glue-point="0" svg:d="m14879 13200v500 56 502" svg:viewBox="0 0 1 1059">
          <text:p/>
        </draw:connector>
        <draw:connector draw:style-name="gr3" draw:text-style-name="P1" draw:layer="layout" draw:type="lines" svg:x1="14.879cm" svg:y1="15.613cm" svg:x2="14.879cm" svg:y2="16.348cm" draw:start-shape="id6" draw:start-glue-point="2" draw:end-shape="id7" draw:end-glue-point="0" svg:d="m14879 15613v500-266 501" svg:viewBox="0 0 1 736">
          <text:p/>
        </draw:connector>
        <draw:connector draw:style-name="gr3" draw:text-style-name="P1" draw:layer="layout" draw:type="lines" svg:x1="14.879cm" svg:y1="17.864cm" svg:x2="14.879cm" svg:y2="18.81cm" draw:start-shape="id7" draw:start-glue-point="2" draw:end-shape="id8" draw:end-glue-point="0" svg:d="m14879 17864v501-57 502" svg:viewBox="0 0 1 947">
          <text:p/>
        </draw:connector>
        <draw:connector draw:style-name="gr3" draw:text-style-name="P1" draw:layer="layout" draw:type="lines" svg:x1="14.879cm" svg:y1="20.565cm" svg:x2="14.879cm" svg:y2="21.56cm" draw:start-shape="id8" draw:start-glue-point="2" draw:end-shape="id9" draw:end-glue-point="0" svg:d="m14879 20565v500-6 501" svg:viewBox="0 0 1 996">
          <text:p/>
        </draw:connector>
        <draw:connector draw:style-name="gr3" draw:text-style-name="P1" draw:layer="layout" draw:type="lines" svg:x1="14.879cm" svg:y1="8.374cm" svg:x2="14.879cm" svg:y2="9.558cm" draw:start-shape="id4" draw:start-glue-point="2" draw:end-shape="id10" draw:end-glue-point="0" svg:d="m14879 8374v501 182 501" svg:viewBox="0 0 1 1185">
          <text:p/>
        </draw:connector>
        <draw:custom-shape draw:style-name="gr2" draw:text-style-name="P1" xml:id="id11" draw:id="id11" draw:layer="layout" svg:width="6.921cm" svg:height="1.451cm" svg:x="11.42cm" svg:y="23.56cm">
          <text:p text:style-name="P1">Copy variable </text:p>
          <text:p text:style-name="P1">to data 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879cm" svg:y1="22.576cm" svg:x2="14.88cm" svg:y2="23.56cm" draw:start-shape="id9" draw:start-glue-point="2" draw:end-shape="id11" draw:end-glue-point="0" svg:d="m14879 22576v501l1-19v502" svg:viewBox="0 0 2 985">
          <text:p/>
        </draw:connector>
        <draw:frame draw:style-name="gr5" xml:id="id12" draw:id="id12" draw:layer="layout" svg:width="5.04cm" svg:height="0.962cm" svg:x="12.36cm" svg:y="26.1cm">
          <draw:text-box>
            <text:p>EXIT subroutine</text:p>
          </draw:text-box>
        </draw:frame>
        <draw:line draw:style-name="gr7" draw:text-style-name="P1" draw:layer="layout" svg:x1="14.843cm" svg:y1="8.755cm" svg:x2="1.762cm" svg:y2="8.755cm">
          <text:p/>
        </draw:line>
        <draw:line draw:style-name="gr7" draw:text-style-name="P1" draw:layer="layout" svg:x1="14.844cm" svg:y1="4.355cm" svg:x2="1.763cm" svg:y2="4.355cm">
          <text:p/>
        </draw:line>
        <draw:line draw:style-name="gr7" draw:text-style-name="P1" draw:layer="layout" svg:x1="14.844cm" svg:y1="10.955cm" svg:x2="1.763cm" svg:y2="10.955cm">
          <text:p/>
        </draw:line>
        <draw:line draw:style-name="gr7" draw:text-style-name="P1" draw:layer="layout" svg:x1="14.845cm" svg:y1="4.655cm" svg:x2="1.764cm" svg:y2="4.655cm">
          <text:p/>
        </draw:line>
        <draw:connector draw:style-name="gr3" draw:text-style-name="P1" draw:layer="layout" draw:type="lines" svg:x1="14.88cm" svg:y1="25.011cm" svg:x2="14.88cm" svg:y2="26.1cm" draw:start-shape="id11" draw:start-glue-point="2" draw:end-shape="id12" draw:end-glue-point="0" svg:d="m14880 25011v500 89 500" svg:viewBox="0 0 1 1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006cm" fo:page-height="27.1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kweg </meta:initial-creator>
    <meta:creation-date>2015-06-25T15:28:32</meta:creation-date>
    <dc:date>2015-06-29T15:55:00</dc:date>
    <dc:creator>kerkweg </dc:creator>
    <meta:editing-duration>PT1H1M52S</meta:editing-duration>
    <meta:editing-cycles>15</meta:editing-cycles>
    <meta:generator>LibreOffice/4.0.4.2$Linux_X86_64 LibreOffice_project/400m0$Build-2</meta:generator>
    <meta:document-statistic meta:object-count="37"/>
  </office:meta>
</office:document-meta>
</file>